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reduction sectors 1 – 5 for CDIPS status file / note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rojid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cc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ctor 2</text:p>
          </table:table-cell>
        </table:table-row>
        <table:table-row table:style-name="ro1">
          <table:table-cell table:formula="of:=[.A3]+1" office:value-type="float" office:value="1301" calcext:value-type="float">
            <text:p>1301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4]+1" office:value-type="float" office:value="1302" calcext:value-type="float">
            <text:p>1302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5]+1" office:value-type="float" office:value="1303" calcext:value-type="float">
            <text:p>1303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6]+1" office:value-type="float" office:value="1304" calcext:value-type="float">
            <text:p>1304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7]+1" office:value-type="float" office:value="1305" calcext:value-type="float">
            <text:p>1305</text:p>
          </table:table-cell>
          <table:table-cell table:formula="of:=[.$B$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8]+1" office:value-type="float" office:value="1306" calcext:value-type="float">
            <text:p>1306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9]+1" office:value-type="float" office:value="1307" calcext:value-type="float">
            <text:p>1307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10]+1" office:value-type="float" office:value="1308" calcext:value-type="float">
            <text:p>1308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11]+1" office:value-type="float" office:value="1309" calcext:value-type="float">
            <text:p>1309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tly done (LCs done). Got a astromrefglob bug in final assessment.</text:p>
          </table:table-cell>
          <table:table-cell/>
        </table:table-row>
        <table:table-row table:style-name="ro1">
          <table:table-cell table:formula="of:=[.A12]+1" office:value-type="float" office:value="1310" calcext:value-type="float">
            <text:p>1310</text:p>
          </table:table-cell>
          <table:table-cell table:formula="of:=[.$B$3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13]+1" office:value-type="float" office:value="1311" calcext:value-type="float">
            <text:p>1311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formula="of:=[.A14]+1" office:value-type="float" office:value="1312" calcext:value-type="float">
            <text:p>1312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9/04/16, ~2pm. Finished! With 4.2Tb 89% on phtess1. (Though this is including all the new frames from ccds2-4 as well). 2019/04/15. attempting to rerun! Starting with 4.7Tb, 88% on phtess1. 2019/03/06 failed b/c of astrometry bug on photref</text:p>
          </table:table-cell>
          <table:table-cell/>
        </table:table-row>
        <table:table-row table:style-name="ro1">
          <table:table-cell table:formula="of:=[.A15]+1" office:value-type="float" office:value="1313" calcext:value-type="float">
            <text:p>1313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9/04/15. attempting to rerun! Starting with 4.7Tb, 88% on phtess1. 2019/03/06 failed b/c of astrometry bug on photref</text:p>
          </table:table-cell>
          <table:table-cell/>
        </table:table-row>
        <table:table-row table:style-name="ro1">
          <table:table-cell table:formula="of:=[.A16]+1" office:value-type="float" office:value="1314" calcext:value-type="float">
            <text:p>1314</text:p>
          </table:table-cell>
          <table:table-cell table:formula="of:=[.$B$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9/04/15. attempting to rerun! Starting with 4.7Tb, 88% on phtess1. 2019/03/06 failed b/c of astrometry bug on photref</text:p>
          </table:table-cell>
          <table:table-cell/>
        </table:table-row>
        <table:table-row table:style-name="ro1">
          <table:table-cell table:formula="of:=[.A17]+1" office:value-type="float" office:value="1315" calcext:value-type="float">
            <text:p>1315</text:p>
          </table:table-cell>
          <table:table-cell table:formula="of:=[.$B$3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19/04/15. attempting to rerun! Starting with 4.7Tb, 88% on phtess1. 2019/03/06 failed b/c of astrometry bug on photref</text:p>
          </table:table-cell>
          <table:table-cell/>
        </table:table-row>
        <table:table-row table:style-name="ro1">
          <table:table-cell table:formula="of:=[.A18]+1" office:value-type="float" office:value="1316" calcext:value-type="float">
            <text:p>13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done” but RMS vs mag is crap. Will need to be redone?!?!. Seems like bad points/times arent being correctly masked. Visible by-eye outliers will need to be fixed…</text:p>
          </table:table-cell>
          <table:table-cell office:value-type="string" calcext:value-type="string">
            <text:p>Sector 3. got bkgd subtracted. Stopped 20190320 b/c of engineering data missing. Restarting w/ hack to make the pickles work 20190320. Should complete sector 3 2019/03/26 if it works…</text:p>
          </table:table-cell>
        </table:table-row>
        <table:table-row table:style-name="ro1">
          <table:table-cell table:formula="of:=[.A19]+1" office:value-type="float" office:value="1317" calcext:value-type="float">
            <text:p>13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 in astrometric shifting. No Lcs. WCS errors? Shifting error vs CRPIX from SPOC???</text:p>
          </table:table-cell>
          <table:table-cell/>
        </table:table-row>
        <table:table-row table:style-name="ro1">
          <table:table-cell table:formula="of:=[.A20]+1" office:value-type="float" office:value="1318" calcext:value-type="float">
            <text:p>13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21]+1" office:value-type="float" office:value="1319" calcext:value-type="float">
            <text:p>13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22]+1"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23]+1" office:value-type="float" office:value="1321" calcext:value-type="float">
            <text:p>13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ug in astrometric shifting. No Lcs. WCS errors? Shifting error vs CRPIX from SPOC???</text:p>
          </table:table-cell>
          <table:table-cell/>
        </table:table-row>
        <table:table-row table:style-name="ro1">
          <table:table-cell table:formula="of:=[.A24]+1" office:value-type="float" office:value="1322" calcext:value-type="float">
            <text:p>13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g in astrometric shifting. No Lcs. WCS errors? Shifting error vs CRPIX from SPOC???</text:p>
          </table:table-cell>
          <table:table-cell/>
        </table:table-row>
        <table:table-row table:style-name="ro1">
          <table:table-cell table:formula="of:=[.A25]+1"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26]+1" office:value-type="float" office:value="1324" calcext:value-type="float">
            <text:p>13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27]+1" office:value-type="float" office:value="1325" calcext:value-type="float">
            <text:p>13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28]+1" office:value-type="float" office:value="1326" calcext:value-type="float">
            <text:p>132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NOVEL BUG, NO LCS</text:p>
          </table:table-cell>
          <table:table-cell/>
        </table:table-row>
        <table:table-row table:style-name="ro1">
          <table:table-cell table:formula="of:=[.A29]+1" office:value-type="float" office:value="1327" calcext:value-type="float">
            <text:p>13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done” but RMS vs mag is crap. Will need to be redone?!?!. </text:p>
          </table:table-cell>
          <table:table-cell/>
        </table:table-row>
        <table:table-row table:style-name="ro1">
          <table:table-cell table:formula="of:=[.A30]+1" office:value-type="float" office:value="1328" calcext:value-type="float">
            <text:p>13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1]+1" office:value-type="float" office:value="1329" calcext:value-type="float">
            <text:p>132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2]+1" office:value-type="float" office:value="1330" calcext:value-type="float">
            <text:p>13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3]+1" office:value-type="float" office:value="1331" calcext:value-type="float">
            <text:p>13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4]+1" office:value-type="float" office:value="1332" calcext:value-type="float">
            <text:p>13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5]+1" office:value-type="float" office:value="1333" calcext:value-type="float">
            <text:p>1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6]+1" office:value-type="float" office:value="1334" calcext:value-type="float">
            <text:p>13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7]+1" office:value-type="float" office:value="1335" calcext:value-type="float">
            <text:p>13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38]+1" office:value-type="float" office:value="1336" calcext:value-type="float">
            <text:p>13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9]+1" office:value-type="float" office:value="1337" calcext:value-type="float">
            <text:p>13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0]+1" office:value-type="float" office:value="1338" calcext:value-type="float">
            <text:p>13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41]+1" office:value-type="float" office:value="1339" calcext:value-type="float">
            <text:p>133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2]+1"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3]+1" office:value-type="float" office:value="1341" calcext:value-type="float">
            <text:p>13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4]+1" office:value-type="float" office:value="1342" calcext:value-type="float">
            <text:p>13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45]+1" office:value-type="float" office:value="1343" calcext:value-type="float">
            <text:p>134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6]+1" office:value-type="float" office:value="1344" calcext:value-type="float">
            <text:p>13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7]+1" office:value-type="float" office:value="1345" calcext:value-type="float">
            <text:p>13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8]+1" office:value-type="float" office:value="1346" calcext:value-type="float">
            <text:p>13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49]+1" office:value-type="float" office:value="1347" calcext:value-type="float">
            <text:p>134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0]+1" office:value-type="float" office:value="1348" calcext:value-type="float">
            <text:p>13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1]+1" office:value-type="float" office:value="1349" calcext:value-type="float">
            <text:p>1349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2]+1" office:value-type="float" office:value="1350" calcext:value-type="float">
            <text:p>1350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3]+1" office:value-type="float" office:value="1351" calcext:value-type="float">
            <text:p>1351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4]+1" office:value-type="float" office:value="1352" calcext:value-type="float">
            <text:p>1352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5]+1" office:value-type="float" office:value="1353" calcext:value-type="float">
            <text:p>1353</text:p>
          </table:table-cell>
          <table:table-cell table:formula="of:=[.$B$51]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56]+1" office:value-type="float" office:value="1354" calcext:value-type="float">
            <text:p>1354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7]+1" office:value-type="float" office:value="1355" calcext:value-type="float">
            <text:p>1355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8]+1" office:value-type="float" office:value="1356" calcext:value-type="float">
            <text:p>1356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59]+1" office:value-type="float" office:value="1357" calcext:value-type="float">
            <text:p>1357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0]+1" office:value-type="float" office:value="1358" calcext:value-type="float">
            <text:p>1358</text:p>
          </table:table-cell>
          <table:table-cell table:formula="of:=[.$B$51]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61]+1" office:value-type="float" office:value="1359" calcext:value-type="float">
            <text:p>1359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2]+1" office:value-type="float" office:value="1360" calcext:value-type="float">
            <text:p>1360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3]+1" office:value-type="float" office:value="1361" calcext:value-type="float">
            <text:p>1361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4]+1" office:value-type="float" office:value="1362" calcext:value-type="float">
            <text:p>1362</text:p>
          </table:table-cell>
          <table:table-cell table:formula="of:=[.$B$5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65]+1" office:value-type="float" office:value="1363" calcext:value-type="float">
            <text:p>1363</text:p>
          </table:table-cell>
          <table:table-cell table:formula="of:=[.$B$51]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66]+1" office:value-type="float" office:value="1364" calcext:value-type="float">
            <text:p>136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7]+1" office:value-type="float" office:value="1365" calcext:value-type="float">
            <text:p>1365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68]+1" office:value-type="float" office:value="1366" calcext:value-type="float">
            <text:p>1366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69]+1" office:value-type="float" office:value="1367" calcext:value-type="float">
            <text:p>1367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0]+1" office:value-type="float" office:value="1368" calcext:value-type="float">
            <text:p>1368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done” early. Some bimodality seen at bright end of RMS vs mag. Also was done with incorrect “badtimes” masked out. Probably should be redone</text:p>
          </table:table-cell>
          <table:table-cell/>
        </table:table-row>
        <table:table-row table:style-name="ro1">
          <table:table-cell table:formula="of:=[.A71]+1" office:value-type="float" office:value="1369" calcext:value-type="float">
            <text:p>1369</text:p>
          </table:table-cell>
          <table:table-cell table:formula="of:=[.$B$67]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72]+1" office:value-type="float" office:value="1370" calcext:value-type="float">
            <text:p>1370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73]+1" office:value-type="float" office:value="1371" calcext:value-type="float">
            <text:p>1371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4]+1" office:value-type="float" office:value="1372" calcext:value-type="float">
            <text:p>1372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5]+1" office:value-type="float" office:value="1373" calcext:value-type="float">
            <text:p>1373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“done” early. Some bimodality seen at bright end of RMS vs mag. Also was done with incorrect “badtimes” masked out. Probably should be redone</text:p>
          </table:table-cell>
          <table:table-cell/>
        </table:table-row>
        <table:table-row table:style-name="ro1">
          <table:table-cell table:formula="of:=[.A76]+1" office:value-type="float" office:value="1374" calcext:value-type="float">
            <text:p>1374</text:p>
          </table:table-cell>
          <table:table-cell table:formula="of:=[.$B$67]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77]+1" office:value-type="float" office:value="1375" calcext:value-type="float">
            <text:p>1375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78]+1" office:value-type="float" office:value="1376" calcext:value-type="float">
            <text:p>1376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9]+1" office:value-type="float" office:value="1377" calcext:value-type="float">
            <text:p>1377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80]+1" office:value-type="float" office:value="1378" calcext:value-type="float">
            <text:p>1378</text:p>
          </table:table-cell>
          <table:table-cell table:formula="of:=[.$B$67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81]+1" office:value-type="float" office:value="1379" calcext:value-type="float">
            <text:p>1379</text:p>
          </table:table-cell>
          <table:table-cell table:formula="of:=[.$B$67]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 style:data-style-name="N2" text:time-value="13:40:47.832325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1:13:47.040263020</meta:creation-date>
    <dc:date>2019-04-16T13:41:55.974256650</dc:date>
    <meta:editing-duration>PT1H10M11S</meta:editing-duration>
    <meta:editing-cycles>14</meta:editing-cycles>
    <meta:generator>LibreOffice/5.1.6.2$Linux_X86_64 LibreOffice_project/10m0$Build-2</meta:generator>
    <meta:document-statistic meta:table-count="1" meta:cell-count="359" meta:object-count="0"/>
  </office:meta>
</office:document-meta>
</file>